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A000000CD374ACC8F.jpg" manifest:media-type="image/jpeg"/>
  <manifest:file-entry manifest:full-path="Pictures/10000201000000910000006473E34E0D.png" manifest:media-type="image/png"/>
  <manifest:file-entry manifest:full-path="Pictures/100002010000030C00000280AF65E94B.png" manifest:media-type="image/png"/>
  <manifest:file-entry manifest:full-path="Pictures/1000020100000108000000C312843E6F.png" manifest:media-type="image/png"/>
  <manifest:file-entry manifest:full-path="Pictures/10000201000000BA000000AF08452E2D.png" manifest:media-type="image/png"/>
  <manifest:file-entry manifest:full-path="Pictures/100002010000012E000000205209C827.png" manifest:media-type="image/png"/>
  <manifest:file-entry manifest:full-path="Pictures/10000201000001000000010004691F41.png" manifest:media-type="image/png"/>
  <manifest:file-entry manifest:full-path="Pictures/10000000000001D6000001123A21B880.jpg" manifest:media-type="image/jpeg"/>
  <manifest:file-entry manifest:full-path="Pictures/10000201000000CF0000002DF0916B15.png" manifest:media-type="image/png"/>
  <manifest:file-entry manifest:full-path="Pictures/10000201000000650000004E65B013D9.png" manifest:media-type="image/png"/>
  <manifest:file-entry manifest:full-path="Pictures/10000000000000D90000008116DDAC1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8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9" style:family="graphic" style:parent-style-name="standard">
      <style:graphic-properties draw:stroke="none" svg:stroke-width="0.051cm" svg:stroke-color="#dd4814" draw:marker-start-width="0.276cm" draw:marker-end-width="0.276cm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0" style:family="graphic" style:parent-style-name="standard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1" style:family="graphic" style:parent-style-name="objectwithoutfill">
      <style:graphic-properties draw:stroke="dash" draw:stroke-dash="Fine_20_Dashed"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width="0.051cm" svg:stroke-color="#3465a4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ffffff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9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" svg:stroke-width="0.051cm" svg:stroke-color="#729fc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22" style:family="graphic" style:parent-style-name="objectwithoutfill">
      <style:graphic-properties draw:stroke="dash" draw:stroke-dash="Fine_20_Dashed" svg:stroke-width="0.102cm" svg:stroke-color="#ff3333" draw:marker-start="Arrowheads_20_1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23" style:family="graphic">
      <style:graphic-properties draw:stroke="none" svg:stroke-width="0.051cm" svg:stroke-color="#ffffff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4" style:family="graphic">
      <style:graphic-properties draw:stroke="none" svg:stroke-width="0.051cm" svg:stroke-color="#ffffff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5" style:family="graphic">
      <style:graphic-properties draw:stroke="none" svg:stroke-color="#000000" draw:fill="none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7" style:family="graphic" style:parent-style-name="standard">
      <style:graphic-properties draw:stroke="none"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9" style:family="graphic" style:parent-style-name="standard">
      <style:graphic-properties draw:stroke="none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0" style:family="graphic">
      <style:graphic-properties draw:stroke="none"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1" style:family="graphic">
      <style:graphic-properties draw:stroke="none"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2" style:family="graphic">
      <style:graphic-properties draw:stroke="none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3" style:family="graphic" style:parent-style-name="standard">
      <style:graphic-properties draw:stroke="solid" svg:stroke-width="0.102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34" style:family="graphic" style:parent-style-name="standard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36" style:family="graphic" style:parent-style-name="objectwithoutfill">
      <style:graphic-properties draw:stroke="dash" draw:stroke-dash="Fine_20_Dotted" svg:stroke-width="0.152cm" svg:stroke-color="#3465a4" draw:marker-start-width="0.427cm" draw:marker-end-width="0.427cm" draw:fill="none" draw:textarea-vertical-align="middle" fo:padding-top="0.2cm" fo:padding-bottom="0.2cm" fo:padding-left="0.325cm" fo:padding-right="0.325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3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horizontal"/>
    </style:style>
    <style:style style:name="gr39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1" style:family="graphic" style:parent-style-name="standard">
      <style:graphic-properties draw:stroke="solid" svg:stroke-width="0.051cm" svg:stroke-color="#3465a4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43" style:family="graphic" style:parent-style-name="standard">
      <style:graphic-properties svg:stroke-width="0.051cm" svg:stroke-color="#3465a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objectwithoutfill">
      <style:graphic-properties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5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3465a4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3465a4" draw:marker-start-width="0.276cm" draw:marker-end-width="0.276cm" draw:fill="none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.936cm"/>
    </style:style>
    <style:style style:name="gr49" style:family="graphic" style:parent-style-name="objectwithoutfill">
      <style:graphic-properties draw:stroke="dash" draw:stroke-dash="Fine_20_Dashed" draw:fill="none" draw:textarea-vertical-align="middle"/>
    </style:style>
    <style:style style:name="gr50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1" style:family="graphic" style:parent-style-name="objectwithoutfill">
      <style:graphic-properties svg:stroke-width="0.102cm" svg:stroke-color="#ffffff" draw:marker-start-width="0.352cm" draw:marker-end-width="0.352cm" draw:fill="solid" draw:fill-color="#3465a4" draw:textarea-vertical-align="middle" fo:padding-top="0.175cm" fo:padding-bottom="0.175cm" fo:padding-left="0.3cm" fo:padding-right="0.3cm"/>
    </style:style>
    <style:style style:name="gr52" style:family="graphic" style:parent-style-name="objectwithoutfill">
      <style:graphic-properties svg:stroke-width="0.102cm" svg:stroke-color="#3465a4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5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54" style:family="graphic" style:parent-style-name="objectwithoutfill">
      <style:graphic-properties draw:stroke="dash" draw:stroke-dash="Fine_20_Dashed" svg:stroke-width="0.051cm" draw:marker-start="Arrowheads_20_1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5" style:family="graphic" style:parent-style-name="objectwithoutfill">
      <style:graphic-properties draw:stroke="dash" draw:stroke-dash="Fine_20_Dashed" svg:stroke-width="0.051cm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6" style:family="graphic" style:parent-style-name="standard">
      <style:graphic-properties draw:stroke="none" svg:stroke-width="0.051cm" svg:stroke-color="#729fc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7" style:family="graphic" style:parent-style-name="standard">
      <style:graphic-properties draw:stroke="none" svg:stroke-width="0.051cm" svg:stroke-color="#ffffff" draw:marker-start-width="0.276cm" draw:marker-end-width="0.276cm" draw:fill="solid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8" style:family="graphic" style:parent-style-name="objectwithoutfill">
      <style:graphic-properties draw:stroke="none" svg:stroke-width="0.051cm" svg:stroke-color="#ffffff" draw:marker-start-width="0.276cm" draw:marker-end-width="0.276cm" draw:fill="solid" draw:fill-color="#dddddd" draw:textarea-vertical-align="middle" fo:padding-top="0.15cm" fo:padding-bottom="0.15cm" fo:padding-left="0.275cm" fo:padding-right="0.275cm"/>
    </style:style>
    <style:style style:name="gr59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436cm"/>
    </style:style>
    <style:style style:name="gr61" style:family="graphic">
      <style:graphic-properties draw:stroke="none" svg:stroke-width="0.051cm" svg:stroke-color="#ffffff" draw:marker-start-width="0.276cm" draw:marker-end-width="0.276cm" draw:fill="solid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2" style:family="graphic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3" style:family="graphic" style:parent-style-name="objectwithoutfill">
      <style:graphic-properties draw:stroke="none" svg:stroke-width="0.051cm" svg:stroke-color="#ffffff" draw:marker-start-width="0.276cm" draw:marker-end-width="0.276cm" draw:fill="solid" draw:fill-color="#666666" draw:textarea-vertical-align="middle" fo:padding-top="0.15cm" fo:padding-bottom="0.15cm" fo:padding-left="0.275cm" fo:padding-right="0.275cm"/>
    </style:style>
    <style:style style:name="gr64" style:family="graphic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5" style:family="graphic">
      <style:graphic-properties draw:stroke="none" draw:fill="none" draw:textarea-horizontal-align="justify" draw:textarea-vertical-align="middle" draw:auto-grow-height="false"/>
    </style:style>
    <style:style style:name="gr66" style:family="graphic" style:parent-style-name="objectwithoutfill">
      <style:graphic-properties draw:stroke="none" svg:stroke-width="0.051cm" svg:stroke-color="#ffffff" draw:marker-start-width="0.276cm" draw:marker-end-width="0.276cm" draw:fill="solid" draw:fill-color="#999999" draw:textarea-vertical-align="middle" fo:padding-top="0.15cm" fo:padding-bottom="0.15cm" fo:padding-left="0.275cm" fo:padding-right="0.275cm"/>
    </style:style>
    <style:style style:name="gr67" style:family="graphic" style:parent-style-name="standard">
      <style:graphic-properties draw:stroke="none" svg:stroke-width="0.051cm" svg:stroke-color="#dd4814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8" style:family="graphic" style:parent-style-name="standard">
      <style:graphic-properties draw:stroke="none" svg:stroke-width="0.051cm" svg:stroke-color="#dd4814" draw:marker-start-width="0.276cm" draw:marker-end-width="0.276cm" draw:fill="solid" draw:fill-color="#808080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9" style:family="graphic" style:parent-style-name="objectwithoutfill">
      <style:graphic-properties draw:stroke="dash" draw:stroke-dash="Fine_20_Dashed" svg:stroke-width="0.102cm" svg:stroke-color="#808080" draw:marker-start-width="0.352cm" draw:marker-end-width="0.352cm" draw:fill="none" draw:textarea-vertical-align="middle" fo:padding-top="0.175cm" fo:padding-bottom="0.175cm" fo:padding-left="0.3cm" fo:padding-right="0.3cm"/>
    </style:style>
    <style:style style:name="gr70" style:family="graphic">
      <style:graphic-properties draw:stroke="none" svg:stroke-width="0.051cm" svg:stroke-color="#dd4814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71" style:family="graphic">
      <style:graphic-properties draw:stroke="none" svg:stroke-width="0.051cm" svg:stroke-color="#dd4814" draw:marker-start-width="0.276cm" draw:marker-end-width="0.276cm" draw:fill="solid" draw:fill-color="#808080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72" style:family="graphic" style:parent-style-name="standard">
      <style:graphic-properties draw:stroke="dash" draw:stroke-dash="Fine_20_Dashed" svg:stroke-width="0.051cm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75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6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7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9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80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81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82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2" draw:opacity="10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100%"/>
    </style:style>
    <style:style style:name="gr83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dddddd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color="#ffffff" fo:font-size="18pt" fo:font-weight="normal" style:font-weight-asian="normal" style:font-weight-complex="normal"/>
    </style:style>
    <style:style style:name="P8" style:family="paragraph">
      <style:paragraph-properties fo:text-align="center"/>
      <style:text-properties fo:color="#ffffff" fo:font-size="18p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11" style:family="paragraph">
      <style:paragraph-properties fo:text-align="center"/>
      <style:text-properties fo:color="#ffffff" fo:font-size="15pt" style:font-size-asian="15pt" style:font-size-complex="15pt"/>
    </style:style>
    <style:style style:name="P12" style:family="paragraph">
      <style:paragraph-properties fo:text-align="center"/>
      <style:text-properties fo:font-size="15pt" style:font-size-asian="15pt" style:font-size-complex="15pt"/>
    </style:style>
    <style:style style:name="P13" style:family="paragraph">
      <style:paragraph-properties fo:text-align="center"/>
      <style:text-properties fo:color="#ff3333" fo:font-size="15pt" style:font-size-asian="15pt" style:font-size-complex="15pt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style:paragraph-properties fo:text-align="end"/>
    </style:style>
    <style:style style:name="P16" style:family="paragraph">
      <style:paragraph-properties fo:text-align="end"/>
      <style:text-properties fo:font-size="15pt" style:font-size-asian="15pt" style:font-size-complex="15pt"/>
    </style:style>
    <style:style style:name="P1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9" style:family="paragraph">
      <style:paragraph-properties fo:text-align="center"/>
      <style:text-properties fo:font-size="16pt" style:font-size-asian="16pt" style:font-size-complex="16pt"/>
    </style:style>
    <style:style style:name="P20" style:family="paragraph">
      <style:paragraph-properties fo:text-align="center"/>
      <style:text-properties fo:font-size="14pt" style:font-size-asian="14pt" style:font-size-complex="14pt"/>
    </style:style>
    <style:style style:name="P21" style:family="paragraph">
      <style:paragraph-properties fo:text-align="end"/>
      <style:text-properties fo:color="#000000" fo:font-size="15pt" style:font-size-asian="15pt" style:font-size-complex="15pt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color="#000000" fo:font-size="15pt" style:font-size-asian="15pt" style:font-size-complex="15pt"/>
    </style:style>
    <style:style style:name="P24" style:family="paragraph">
      <style:paragraph-properties fo:text-align="center"/>
      <style:text-properties style:use-window-font-color="true" fo:font-size="18pt" fo:font-weight="normal" style:font-size-asian="15pt" style:font-weight-asian="normal" style:font-size-complex="15pt" style:font-weight-complex="normal"/>
    </style:style>
    <style:style style:name="P25" style:family="paragraph">
      <style:paragraph-properties fo:text-align="center"/>
      <style:text-properties style:use-window-font-color="true"/>
    </style:style>
    <style:style style:name="P26" style:family="paragraph">
      <style:paragraph-properties fo:text-align="center"/>
      <style:text-properties style:use-window-font-color="true" fo:font-size="15pt" style:font-size-asian="15pt" style:font-size-complex="15pt"/>
    </style:style>
    <style:style style:name="P27" style:family="paragraph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28" style:family="paragraph">
      <style:paragraph-properties fo:text-align="center"/>
      <style:text-properties fo:color="#ffffff"/>
    </style:style>
    <style:style style:name="P29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color="#000000" fo:font-size="18pt" style:font-size-asian="18pt" style:font-size-complex="18pt"/>
    </style:style>
    <style:style style:name="T2" style:family="text">
      <style:text-properties fo:color="#ffffff" fo:font-size="18pt" fo:font-weight="normal" style:font-weight-asian="normal" style:font-weight-complex="normal"/>
    </style:style>
    <style:style style:name="T3" style:family="text">
      <style:text-properties fo:color="#ffffff" fo:font-size="18pt"/>
    </style:style>
    <style:style style:name="T4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color="#ffffff" fo:font-size="15pt" style:font-size-asian="15pt" style:font-size-complex="15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ff3333" fo:font-size="15pt" style:font-size-asian="15pt" style:font-size-complex="15pt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00" fo:font-size="15pt" style:font-size-asian="15pt" style:font-size-complex="15pt"/>
    </style:style>
    <style:style style:name="T12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T13" style:family="text">
      <style:text-properties fo:color="#3465a4"/>
    </style:style>
    <style:style style:name="T14" style:family="text">
      <style:text-properties style:use-window-font-color="true" fo:font-size="15pt" style:font-size-asian="15pt" style:font-size-complex="15pt"/>
    </style:style>
    <style:style style:name="T15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he 8th USENIX Workshop on Hot Topics in Cloud Computing (HotCloud '16)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4.224cm" svg:height="2.794cm" svg:x="6.35cm" svg:y="12.1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32">
          <draw:frame draw:name="Picture 33" draw:style-name="gr2" draw:text-style-name="P2" draw:layer="layout" svg:width="2.152cm" svg:height="2.019cm" svg:x="7.124cm" svg:y="11.179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2" draw:text-style-name="P2" draw:layer="layout" svg:width="2.152cm" svg:height="2.02cm" svg:x="7.499cm" svg:y="11.18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2" draw:text-style-name="P2" draw:layer="layout" svg:width="2.147cm" svg:height="2.02cm" svg:x="7.87cm" svg:y="11.183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2" draw:text-style-name="P2" draw:layer="layout" svg:width="2.152cm" svg:height="2.02cm" svg:x="8.24cm" svg:y="11.183cm">
            <draw:image xlink:href="Pictures/10000201000000BA000000AF08452E2D.png" xlink:type="simple" xlink:show="embed" xlink:actuate="onLoad">
              <text:p/>
            </draw:image>
          </draw:frame>
        </draw:g>
        <draw:custom-shape draw:name="Text Box 38" draw:style-name="gr3" draw:text-style-name="P4" draw:layer="layout" svg:width="2.106cm" svg:height="0.961cm" svg:x="5.334cm" svg:y="11.187cm">
          <text:list text:style-name="L1">
            <text:list-header>
              <text:p text:style-name="P3"><text:span text:style-name="T1">Fla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22">
          <draw:frame draw:name="Picture 23" draw:style-name="gr2" draw:text-style-name="P2" draw:layer="layout" svg:width="3.604cm" svg:height="2.664cm" svg:x="16.481cm" svg:y="11.327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3.604cm" svg:height="2.663cm" svg:x="16.554cm" svg:y="10.868cm">
            <draw:image xlink:href="Pictures/1000020100000108000000C312843E6F.png" xlink:type="simple" xlink:show="embed" xlink:actuate="onLoad">
              <text:p/>
            </draw:image>
          </draw:frame>
        </draw:g>
        <draw:custom-shape draw:name="Text Box 37" draw:style-name="gr4" draw:text-style-name="P6" draw:layer="layout" svg:width="3.54cm" svg:height="1.217cm" svg:x="14.078cm" svg:y="11.175cm">
          <text:list text:style-name="L1">
            <text:list-header>
              <text:p text:style-name="P5"><text:span text:style-name="T1">DRA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1cm" svg:height="2.594cm" svg:x="11.406cm" svg:y="14.332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6" draw:text-style-name="P6" draw:layer="layout" svg:width="3.54cm" svg:height="1.217cm" svg:x="14.494cm" svg:y="15.256cm">
          <text:list text:style-name="L1">
            <text:list-header>
              <text:p text:style-name="P5"><text:span text:style-name="T1">GP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2cm" svg:height="2.594cm" svg:x="12.365cm" svg:y="14.548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7" draw:text-style-name="P6" draw:layer="layout" svg:width="14.224cm" svg:height="1.217cm" svg:x="6.35cm" svg:y="13.115cm">
          <text:list text:style-name="L1">
            <text:list-header>
              <text:p text:style-name="P5"><text:span text:style-name="T1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7" draw:layer="layout" svg:width="14.224cm" svg:height="2.032cm" svg:x="6.35cm" svg:y="8.89cm">
          <text:p text:style-name="P1"><text:span text:style-name="T2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778cm" svg:height="3.556cm" svg:x="6.35cm" svg:y="5.08cm">
          <text:p text:style-name="P1"><text:span text:style-name="T2">Solr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8.382cm" svg:y="5.08cm">
          <text:p text:style-name="P1"><text:span text:style-name="T3">Storm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5.588cm" svg:height="3.556cm" svg:x="14.986cm" svg:y="5.08cm">
          <text:p text:style-name="P1"><text:span text:style-name="T3">Spar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4.064cm" svg:height="1.016cm" svg:x="15.748cm" svg:y="7.62cm">
          <text:p text:style-name="P1"><text:span text:style-name="T3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10.668cm" svg:y="5.08cm">
          <text:p text:style-name="P1"><text:span text:style-name="T3">Flin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954cm" svg:y1="6.558cm" svg:x2="14.732cm" svg:y2="6.558cm">
          <text:p/>
        </draw:line>
        <draw:custom-shape draw:style-name="gr8" draw:text-style-name="P8" draw:layer="layout" svg:width="4.064cm" svg:height="1.016cm" svg:x="7.62cm" svg:y="7.62cm">
          <text:p text:style-name="P1"><text:span text:style-name="T3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custom-shape draw:style-name="gr8" draw:text-style-name="P10" draw:layer="layout" svg:width="7.761cm" svg:height="1.473cm" svg:x="10.407cm" svg:y="8.29cm">
          <text:p text:style-name="P1"><text:span text:style-name="T4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409cm" svg:height="2.871cm" svg:x="6.918cm" svg:y="5.08cm">
          <text:p text:style-name="P1"><text:span text:style-name="T4">Solr</text:span></text:p>
          <text:p text:style-name="P1"><text:span text:style-name="T4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8.529cm" svg:y="5.08cm">
          <text:p text:style-name="P1"><text:span text:style-name="T5">Storm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4.731cm" svg:height="2.871cm" svg:x="13.462cm" svg:y="5.08cm">
          <text:p text:style-name="P1"><text:span text:style-name="T5">Spark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3.222cm" svg:height="0.805cm" svg:x="14.267cm" svg:y="7.146cm">
          <text:p text:style-name="P1"><text:span text:style-name="T5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10.341cm" svg:y="5.08cm">
          <text:p text:style-name="P1"><text:span text:style-name="T5">Flink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153cm" svg:y1="5.549cm" svg:x2="13.208cm" svg:y2="5.549cm">
          <text:p/>
        </draw:line>
        <draw:custom-shape draw:style-name="gr8" draw:text-style-name="P11" draw:layer="layout" svg:width="2.707cm" svg:height="0.805cm" svg:x="8.89cm" svg:y="7.146cm">
          <text:p text:style-name="P1"><text:span text:style-name="T5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1.007cm" svg:height="0.604cm" svg:x="16.582cm" svg:y="6.255cm">
          <text:p text:style-name="P1"><text:span text:style-name="T6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1.006cm" svg:height="0.604cm" svg:x="8.838cm" svg:y="6.256cm">
          <text:p text:style-name="P1"><text:span text:style-name="T6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3.237cm" svg:height="1.473cm" svg:x="6.923cm" svg:y="8.29cm">
          <text:p text:style-name="P1"><text:span text:style-name="T4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63" draw:style-name="gr15" draw:text-style-name="P2" draw:layer="layout" svg:width="7.1cm" svg:height="4.141cm" svg:x="8.902cm" svg:y="10.36cm">
          <draw:image xlink:href="Pictures/10000000000001D6000001123A21B880.jpg" xlink:type="simple" xlink:show="embed" xlink:actuate="onLoad">
            <text:p/>
          </draw:image>
        </draw:fram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3" draw:layer="layout" svg:width="3.81cm" svg:height="0.848cm" svg:x="11.414cm" svg:y="9.763cm">
          <draw:text-box>
            <text:p text:style-name="P1"><text:span text:style-name="T7">zero copy</text:span></text:p>
          </draw:text-box>
        </draw:fram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3.796cm" svg:y1="12.192cm" svg:x2="16.002cm" svg:y2="11.771cm">
          <text:p/>
        </draw:line>
        <draw:line draw:style-name="gr20" draw:text-style-name="P1" draw:layer="layout" svg:x1="13.796cm" svg:y1="12.7cm" svg:x2="16.002cm" svg:y2="12.7cm">
          <text:p/>
        </draw:line>
        <draw:frame draw:style-name="gr21" draw:text-style-name="P14" draw:layer="layout" svg:width="2.125cm" svg:height="0.848cm" svg:x="15.909cm" svg:y="11.221cm">
          <draw:text-box>
            <text:p><text:span text:style-name="T6">DRAM</text:span></text:p>
          </draw:text-box>
        </draw:frame>
        <draw:frame draw:style-name="gr21" draw:text-style-name="P14" draw:layer="layout" svg:width="2.032cm" svg:height="0.848cm" svg:x="16.056cm" svg:y="12.36cm">
          <draw:text-box>
            <text:p><text:span text:style-name="T6">Flash</text:span></text:p>
          </draw:text-box>
        </draw:frame>
        <draw:path draw:style-name="gr22" draw:text-style-name="P1" draw:layer="layout" svg:width="5.01cm" svg:height="2.031cm" draw:transform="rotate (1.5707963267949) translate (9.398cm 11.871cm)" svg:viewBox="0 0 5011 2032" svg:d="M0 2032c3489 0 5011-2032 5011-2032">
          <text:p/>
        </draw:path>
        <draw:path draw:style-name="gr22" draw:text-style-name="P1" draw:layer="layout" svg:width="5.7cm" svg:height="2.675cm" draw:transform="skewX (-0.0642281164733914) rotate (0.503527489200364) translate (12.0199336645659cm 9.61002260084754cm)" svg:viewBox="0 0 5701 2676" svg:d="M0 2676c4367-1 5701-2676 5701-2676">
          <text:p/>
        </draw:path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custom-shape draw:style-name="gr23" draw:text-style-name="P8" draw:layer="Layout" svg:width="8.636cm" svg:height="3.556cm" svg:x="8.382cm" svg:y="6.60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7.112cm" svg:height="2.286cm" svg:x="9.144cm" svg:y="8.574cm">
          <text:p text:style-name="P1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2.794cm" svg:height="1.27cm" svg:x="9.652cm" svg:y="9.59cm">
          <text:p text:style-name="P12"><text:span text:style-name="T5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1" draw:layer="layout" svg:width="2.794cm" svg:height="1.27cm" svg:x="12.954cm" svg:y="9.59cm">
          <text:p text:style-name="P1"><text:span text:style-name="T5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1" draw:layer="layout" svg:width="10.16cm" svg:height="0.848cm" svg:x="7.62cm" svg:y="6.758cm">
          <draw:text-box>
            <text:p text:style-name="P11"><text:span text:style-name="T5">Spark (Core)</text:span></text:p>
          </draw:text-box>
        </draw:frame>
        <draw:frame draw:style-name="gr28" draw:text-style-name="P11" draw:layer="layout" svg:width="7.112cm" svg:height="0.848cm" svg:x="9.144cm" svg:y="8.628cm">
          <draw:text-box>
            <text:p text:style-name="P11"><text:span text:style-name="T5">SparkCrail</text:span></text:p>
          </draw:text-box>
        </draw:frame>
        <draw:custom-shape draw:style-name="gr29" draw:text-style-name="P11" draw:layer="layout" svg:width="8.636cm" svg:height="1.524cm" svg:x="8.382cm" svg:y="11.114cm">
          <text:p text:style-name="P11">Crail File System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custom-shape draw:style-name="gr23" draw:text-style-name="P8" draw:layer="Layout" svg:width="8.636cm" svg:height="3.556cm" svg:x="8.382cm" svg:y="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7.112cm" svg:height="2.286cm" svg:x="9.144cm" svg:y="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2.794cm" svg:height="1.27cm" svg:x="9.652cm" svg:y="9.59cm">
          <text:p text:style-name="P12"><text:span text:style-name="T5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1" draw:layer="Layout" svg:width="2.794cm" svg:height="1.27cm" svg:x="12.954cm" svg:y="9.59cm">
          <text:p text:style-name="P1"><text:span text:style-name="T5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1" draw:layer="layout" svg:width="10.16cm" svg:height="0.848cm" svg:x="7.62cm" svg:y="6.758cm">
          <draw:text-box>
            <text:p text:style-name="P11"><text:span text:style-name="T5">Spark (Core)</text:span></text:p>
          </draw:text-box>
        </draw:frame>
        <draw:frame draw:style-name="gr28" draw:text-style-name="P11" draw:layer="layout" svg:width="7.112cm" svg:height="0.848cm" svg:x="9.144cm" svg:y="8.628cm">
          <draw:text-box>
            <text:p text:style-name="P11"><text:span text:style-name="T5">SparkCrail</text:span></text:p>
          </draw:text-box>
        </draw:frame>
        <draw:custom-shape draw:style-name="gr32" draw:text-style-name="P11" draw:layer="Layout" svg:width="8.636cm" svg:height="1.524cm" svg:x="8.382cm" svg:y="11.114cm">
          <text:p text:style-name="P11">Crail File System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frame draw:style-name="gr21" draw:text-style-name="P14" draw:layer="layout" svg:width="4.026cm" svg:height="0.848cm" svg:x="17.849cm" svg:y="13.039cm">
          <draw:text-box>
            <text:p><text:span text:style-name="T6">Flash blocks</text:span></text:p>
          </draw:text-box>
        </draw:frame>
        <draw:frame draw:style-name="gr21" draw:text-style-name="P14" draw:layer="layout" svg:width="5.173cm" svg:height="0.848cm" svg:x="17.099cm" svg:y="12.069cm">
          <draw:text-box>
            <text:p><text:span text:style-name="T6">Memory blocks</text:span></text:p>
          </draw:text-box>
        </draw:frame>
        <draw:line draw:name="Line 19" draw:style-name="gr33" draw:text-style-name="P2" draw:layer="layout" svg:x1="8.571cm" svg:y1="11.999cm" svg:x2="9.336cm" svg:y2="11.999cm">
          <text:p/>
        </draw:line>
        <draw:custom-shape draw:style-name="gr34" draw:text-style-name="P1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3" draw:text-style-name="P2" draw:layer="layout" svg:x1="10.549cm" svg:y1="12.009cm" svg:x2="11.314cm" svg:y2="12.009cm">
          <text:p/>
        </draw:line>
        <draw:custom-shape draw:style-name="gr34" draw:text-style-name="P1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3" draw:text-style-name="P2" draw:layer="layout" svg:x1="12.527cm" svg:y1="12.019cm" svg:x2="13.292cm" svg:y2="12.019cm">
          <text:p/>
        </draw:line>
        <draw:custom-shape draw:style-name="gr34" draw:text-style-name="P1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3" draw:text-style-name="P2" draw:layer="layout" svg:x1="15.695cm" svg:y1="12.03cm" svg:x2="16.46cm" svg:y2="12.03cm">
          <text:p/>
        </draw:line>
        <draw:custom-shape draw:style-name="gr34" draw:text-style-name="P1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6" draw:text-style-name="P1" draw:layer="layout" svg:x1="13.663cm" svg:y1="13.033cm" svg:x2="15.322cm" svg:y2="13.033cm">
          <text:p/>
        </draw:line>
        <draw:frame draw:style-name="gr37" draw:text-style-name="P16" draw:layer="layout" svg:width="4.093cm" svg:height="0.992cm" svg:x="3.964cm" svg:y="12.6cm">
          <draw:text-box>
            <text:p text:style-name="P15"><text:span text:style-name="T6">Storage nodes</text:span></text:p>
          </draw:text-box>
        </draw:frame>
        <draw:frame draw:name="Picture 20" draw:style-name="gr38" draw:text-style-name="P2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8" draw:text-style-name="P2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8" draw:text-style-name="P2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8" draw:text-style-name="P2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39" draw:text-style-name="P1" draw:layer="layout" svg:x1="17.099cm" svg:y1="12.569cm" svg:x2="16.238cm" svg:y2="13.04cm">
          <text:p/>
        </draw:line>
        <draw:line draw:style-name="gr39" draw:text-style-name="P1" draw:layer="layout" svg:x1="17.849cm" svg:y1="13.436cm" svg:x2="16.238cm" svg:y2="13.607cm">
          <text:p/>
        </draw:line>
        <draw:custom-shape draw:style-name="gr40" draw:text-style-name="P1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41" draw:text-style-name="P17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1" draw:text-style-name="P17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1" draw:text-style-name="P17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1" draw:text-style-name="P17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42" draw:text-style-name="P18" draw:layer="layout" svg:width="11.275cm" svg:height="0.964cm" svg:x="6.937cm" svg:y="10.375cm">
          <text:list text:style-name="L1">
            <text:list-header>
              <text:p text:style-name="P5"><text:span text:style-name="T8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19" draw:layer="layout" svg:width="1.328cm" svg:height="0.569cm" svg:x="10.594cm" svg:y="5.788cm">
          <text:p text:style-name="P1"><text:span text:style-name="T9">“</text:span><text:span text:style-name="T9">/”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1.897cm" svg:height="0.569cm" svg:x="8.813cm" svg:y="7.116cm">
          <text:p text:style-name="P1"><text:span text:style-name="T10">“</text:span><text:span text:style-name="T10">tmp”</text:span></text:p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9.761cm" svg:y1="6.737cm" svg:x2="12.796cm" svg:y2="6.737cm">
          <text:p/>
        </draw:line>
        <draw:line draw:style-name="gr45" draw:text-style-name="P1" draw:layer="layout" svg:x1="9.761cm" svg:y1="6.737cm" svg:x2="9.761cm" svg:y2="7.116cm">
          <text:p/>
        </draw:line>
        <draw:line draw:style-name="gr45" draw:text-style-name="P1" draw:layer="layout" svg:x1="12.796cm" svg:y1="6.737cm" svg:x2="12.796cm" svg:y2="7.116cm">
          <text:p/>
        </draw:line>
        <draw:line draw:style-name="gr44" draw:text-style-name="P1" draw:layer="layout" svg:x1="11.279cm" svg:y1="6.357cm" svg:x2="11.279cm" svg:y2="6.736cm">
          <text:p/>
        </draw:line>
        <draw:custom-shape draw:style-name="gr43" draw:text-style-name="P20" draw:layer="layout" svg:width="1.898cm" svg:height="0.569cm" svg:x="11.657cm" svg:y="7.116cm">
          <text:p text:style-name="P1"><text:span text:style-name="T10">“</text:span><text:span text:style-name="T10">shuffle”</text:span></text:p>
          <draw:enhanced-geometry svg:viewBox="0 0 21600 21600" draw:type="rectangle" draw:enhanced-path="M 0 0 L 21600 0 21600 21600 0 21600 0 0 Z N"/>
        </draw:custom-shape>
        <draw:line draw:style-name="gr45" draw:text-style-name="P1" draw:layer="layout" svg:x1="9.761cm" svg:y1="7.685cm" svg:x2="9.761cm" svg:y2="8.257cm">
          <text:p/>
        </draw:line>
        <draw:line draw:style-name="gr45" draw:text-style-name="P1" draw:layer="layout" svg:x1="9.761cm" svg:y1="8.256cm" svg:x2="10.14cm" svg:y2="8.256cm">
          <text:p/>
        </draw:line>
        <draw:line draw:style-name="gr45" draw:text-style-name="P1" draw:layer="layout" svg:x1="12.796cm" svg:y1="8.064cm" svg:x2="13.175cm" svg:y2="8.064cm">
          <text:p/>
        </draw:line>
        <draw:line draw:style-name="gr45" draw:text-style-name="P1" draw:layer="layout" svg:x1="12.796cm" svg:y1="9.016cm" svg:x2="13.175cm" svg:y2="9.016cm">
          <text:p/>
        </draw:line>
        <draw:line draw:style-name="gr45" draw:text-style-name="P1" draw:layer="layout" svg:x1="12.796cm" svg:y1="7.685cm" svg:x2="12.796cm" svg:y2="9.015cm">
          <text:p/>
        </draw:line>
        <draw:custom-shape draw:style-name="gr46" draw:text-style-name="P1" draw:layer="layout" svg:width="1.896cm" svg:height="0.679cm" svg:x="10.141cm" svg:y="8.0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79cm" svg:height="0.381cm" svg:x="10.331cm" svg:y="8.18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8cm" svg:height="0.381cm" svg:x="10.899cm" svg:y="8.18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38cm" svg:height="0.381cm" svg:x="11.468cm" svg:y="8.18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1.328cm" svg:height="0.678cm" svg:x="13.175cm" svg:y="7.83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79cm" svg:height="0.38cm" svg:x="13.365cm" svg:y="7.98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38cm" svg:height="0.38cm" svg:x="13.934cm" svg:y="7.98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2.466cm" svg:height="0.678cm" svg:x="13.175cm" svg:y="8.77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79cm" svg:height="0.378cm" svg:x="13.365cm" svg:y="8.94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8cm" svg:height="0.378cm" svg:x="13.934cm" svg:y="8.94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378cm" svg:height="0.378cm" svg:x="14.503cm" svg:y="8.94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38cm" svg:height="0.378cm" svg:x="15.072cm" svg:y="8.942cm">
          <text:p/>
          <draw:enhanced-geometry svg:viewBox="0 0 21600 21600" draw:type="rectangle" draw:enhanced-path="M 0 0 L 21600 0 21600 21600 0 21600 0 0 Z N"/>
        </draw:custom-shape>
        <draw:frame draw:style-name="gr48" draw:text-style-name="P14" draw:layer="layout" svg:width="1.436cm" svg:height="1.029cm" svg:x="9.244cm" svg:y="8.784cm">
          <draw:text-box>
            <text:p><text:span text:style-name="T6">file</text:span></text:p>
          </draw:text-box>
        </draw:frame>
        <draw:line draw:style-name="gr49" draw:text-style-name="P1" draw:layer="layout" svg:x1="10.922cm" svg:y1="8.709cm" svg:x2="10.331cm" svg:y2="8.969cm">
          <text:p/>
        </draw:line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custom-shape draw:style-name="gr50" draw:text-style-name="P7" draw:layer="layout" svg:width="11.938cm" svg:height="2.032cm" svg:x="8.09cm" svg:y="6.35cm">
          <text:p text:style-name="P1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1" draw:text-style-name="P1" draw:layer="layout" svg:width="2.285cm" svg:height="2.285cm" draw:transform="rotate (1.5707963267949) translate (8.598cm 9.987cm)" svg:viewBox="0 0 2286 2286" draw:points="0,0 1600,0 2286,1143 1600,2286 0,2286">
          <text:p/>
        </draw:polygon>
        <draw:line draw:style-name="gr11" draw:text-style-name="P1" draw:layer="layout" svg:x1="15.71cm" svg:y1="9.144cm" svg:x2="17.234cm" svg:y2="9.144cm">
          <text:p/>
        </draw:line>
        <draw:frame draw:style-name="gr28" draw:text-style-name="P11" draw:layer="layout" svg:width="2.286cm" svg:height="0.848cm" svg:x="8.598cm" svg:y="8.636cm">
          <draw:text-box>
            <text:p text:style-name="P1"><text:span text:style-name="T5">DRAM</text:span></text:p>
          </draw:text-box>
        </draw:frame>
        <draw:frame draw:style-name="gr28" draw:text-style-name="P11" draw:layer="layout" svg:width="2.54cm" svg:height="0.848cm" svg:x="20.282cm" svg:y="8.636cm">
          <draw:text-box>
            <text:p text:style-name="P1"><text:span text:style-name="T5">NVMef</text:span></text:p>
          </draw:text-box>
        </draw:frame>
        <draw:frame draw:style-name="gr28" draw:text-style-name="P11" draw:layer="layout" svg:width="2.54cm" svg:height="0.848cm" svg:x="10.884cm" svg:y="8.636cm">
          <draw:text-box>
            <text:p text:style-name="P1"><text:span text:style-name="T5">BlkDv</text:span></text:p>
          </draw:text-box>
        </draw:frame>
        <draw:frame draw:name="Picture 33" draw:style-name="gr2" draw:text-style-name="P2" draw:layer="layout" svg:width="1.887cm" svg:height="1.77cm" svg:x="10.918cm" svg:y="12.346cm">
          <draw:image xlink:href="Pictures/10000201000000BA000000AF08452E2D.png" xlink:type="simple" xlink:show="embed" xlink:actuate="onLoad">
            <text:p/>
          </draw:image>
        </draw:frame>
        <draw:frame draw:name="Picture 34" draw:style-name="gr2" draw:text-style-name="P2" draw:layer="layout" svg:width="1.886cm" svg:height="1.771cm" svg:x="11.247cm" svg:y="12.353cm">
          <draw:image xlink:href="Pictures/10000201000000BA000000AF08452E2D.png" xlink:type="simple" xlink:show="embed" xlink:actuate="onLoad">
            <text:p/>
          </draw:image>
        </draw:frame>
        <draw:frame draw:style-name="gr5" draw:text-style-name="P1" draw:layer="layout" svg:width="5.389cm" svg:height="1.7cm" svg:x="16.029cm" svg:y="12.446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2" draw:text-style-name="P2" draw:layer="layout" svg:width="2.931cm" svg:height="2.167cm" svg:x="8.211cm" svg:y="12.211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2.931cm" svg:height="2.166cm" svg:x="8.27cm" svg:y="11.838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52" draw:text-style-name="P1" draw:layer="layout" svg:x1="9.568cm" svg:y1="9.806cm" svg:x2="9.568cm" svg:y2="11.838cm">
            <text:p/>
          </draw:line>
          <draw:line draw:style-name="gr52" draw:text-style-name="P1" draw:layer="layout" svg:x1="9.568cm" svg:y1="10.047cm" svg:x2="9.06cm" svg:y2="11.584cm">
            <text:p/>
          </draw:line>
          <draw:line draw:style-name="gr52" draw:text-style-name="P1" draw:layer="layout" svg:x1="9.568cm" svg:y1="10.047cm" svg:x2="10.076cm" svg:y2="11.584cm">
            <text:p/>
          </draw:line>
        </draw:g>
        <draw:frame draw:style-name="gr28" draw:text-style-name="P21" draw:layer="layout" svg:width="3.302cm" svg:height="1.445cm" svg:x="5.712cm" svg:y="10.114cm">
          <draw:text-box>
            <text:p text:style-name="P15"><text:span text:style-name="T11">RDMA</text:span></text:p>
            <text:p text:style-name="P15"><text:span text:style-name="T11">read/write</text:span></text:p>
          </draw:text-box>
        </draw:frame>
        <draw:frame draw:style-name="gr28" draw:text-style-name="P23" draw:layer="layout" svg:width="2.54cm" svg:height="1.445cm" svg:x="9.922cm" svg:y="10.114cm">
          <draw:text-box>
            <text:p text:style-name="P22"><text:span text:style-name="T11">RDMA</text:span></text:p>
            <text:p text:style-name="P22"><text:span text:style-name="T11">fabrics</text:span></text:p>
          </draw:text-box>
        </draw:frame>
        <draw:line draw:style-name="gr39" draw:text-style-name="P1" draw:layer="layout" svg:x1="7.582cm" svg:y1="11.838cm" svg:x2="23.33cm" svg:y2="11.838cm">
          <text:p/>
        </draw:line>
        <draw:frame draw:style-name="gr28" draw:text-style-name="P23" draw:layer="layout" svg:width="3.048cm" svg:height="0.848cm" svg:x="22.09cm" svg:y="11.892cm">
          <draw:text-box>
            <text:p text:style-name="P22"><text:span text:style-name="T11">Storage</text:span></text:p>
          </draw:text-box>
        </draw:frame>
        <draw:frame draw:style-name="gr28" draw:text-style-name="P23" draw:layer="layout" svg:width="3.556cm" svg:height="0.848cm" svg:x="22.09cm" svg:y="10.822cm">
          <draw:text-box>
            <text:p text:style-name="P22"><text:span text:style-name="T11">I/O</text:span></text:p>
          </draw:text-box>
        </draw:frame>
        <draw:custom-shape draw:style-name="gr53" draw:text-style-name="P1" draw:layer="layout" svg:width="24.13cm" svg:height="7.874cm" svg:x="0cm" svg:y="6.35cm">
          <text:p/>
          <draw:enhanced-geometry svg:viewBox="0 0 21600 21600" draw:type="rectangle" draw:enhanced-path="M 0 0 L 21600 0 21600 21600 0 21600 0 0 Z N"/>
        </draw:custom-shape>
        <draw:polygon draw:style-name="gr51" draw:text-style-name="P1" draw:layer="layout" svg:width="2.285cm" svg:height="2.285cm" draw:transform="rotate (1.5707963267949) translate (10.884cm 9.987cm)" svg:viewBox="0 0 2286 2286" draw:points="0,0 1600,0 2286,1143 1600,2286 0,2286">
          <text:p/>
        </draw:polygon>
        <draw:frame draw:style-name="gr28" draw:text-style-name="P11" draw:layer="layout" svg:width="2.286cm" svg:height="0.848cm" svg:x="10.884cm" svg:y="8.636cm">
          <draw:text-box>
            <text:p text:style-name="P1"><text:span text:style-name="T5">NVMef</text:span></text:p>
          </draw:text-box>
        </draw:frame>
        <draw:g>
          <draw:line draw:style-name="gr52" draw:text-style-name="P1" draw:layer="layout" svg:x1="12.354cm" svg:y1="9.756cm" svg:x2="12.354cm" svg:y2="11.788cm">
            <text:p/>
          </draw:line>
          <draw:line draw:style-name="gr52" draw:text-style-name="P1" draw:layer="layout" svg:x1="12.354cm" svg:y1="9.997cm" svg:x2="11.846cm" svg:y2="11.534cm">
            <text:p/>
          </draw:line>
          <draw:line draw:style-name="gr52" draw:text-style-name="P1" draw:layer="layout" svg:x1="12.354cm" svg:y1="9.997cm" svg:x2="12.862cm" svg:y2="11.534cm">
            <text:p/>
          </draw:line>
        </draw:g>
        <draw:polygon draw:style-name="gr51" draw:text-style-name="P1" draw:layer="layout" svg:width="2.285cm" svg:height="2.285cm" draw:transform="rotate (1.5707963267949) translate (13.17cm 9.987cm)" svg:viewBox="0 0 2286 2286" draw:points="0,0 1600,0 2286,1143 1600,2286 0,2286">
          <text:p/>
        </draw:polygon>
        <draw:frame draw:style-name="gr28" draw:text-style-name="P11" draw:layer="layout" svg:width="2.286cm" svg:height="0.848cm" svg:x="13.17cm" svg:y="8.636cm">
          <draw:text-box>
            <text:p text:style-name="P1"><text:span text:style-name="T5">GPU</text:span></text:p>
          </draw:text-box>
        </draw:frame>
        <draw:frame draw:style-name="gr28" draw:text-style-name="P11" draw:layer="layout" svg:width="11.938cm" svg:height="0.848cm" svg:x="8.09cm" svg:y="6.772cm">
          <draw:text-box>
            <text:p text:style-name="P1"><text:span text:style-name="T5">Crail File System (Core)</text:span></text:p>
          </draw:text-box>
        </draw:frame>
        <draw:polygon draw:style-name="gr51" draw:text-style-name="P1" draw:layer="layout" svg:width="2.285cm" svg:height="2.285cm" draw:transform="rotate (1.5707963267949) translate (17.234cm 9.987cm)" svg:viewBox="0 0 2286 2286" draw:points="0,0 1600,0 2286,1143 1600,2286 0,2286">
          <text:p/>
        </draw:polygon>
        <draw:frame draw:style-name="gr28" draw:text-style-name="P11" draw:layer="layout" svg:width="2.286cm" svg:height="0.848cm" svg:x="17.234cm" svg:y="8.636cm">
          <draw:text-box>
            <text:p text:style-name="P1"><text:span text:style-name="T5">BlkDev</text:span></text:p>
          </draw:text-box>
        </draw:frame>
        <draw:g>
          <draw:line draw:style-name="gr52" draw:text-style-name="P1" draw:layer="layout" svg:x1="14.886cm" svg:y1="9.781cm" svg:x2="14.886cm" svg:y2="11.813cm">
            <text:p/>
          </draw:line>
          <draw:line draw:style-name="gr52" draw:text-style-name="P1" draw:layer="layout" svg:x1="14.886cm" svg:y1="10.022cm" svg:x2="14.378cm" svg:y2="11.559cm">
            <text:p/>
          </draw:line>
          <draw:line draw:style-name="gr52" draw:text-style-name="P1" draw:layer="layout" svg:x1="14.886cm" svg:y1="10.022cm" svg:x2="15.394cm" svg:y2="11.559cm">
            <text:p/>
          </draw:line>
        </draw:g>
        <draw:g>
          <draw:line draw:style-name="gr52" draw:text-style-name="P1" draw:layer="layout" svg:x1="18.404cm" svg:y1="9.756cm" svg:x2="18.404cm" svg:y2="11.788cm">
            <text:p/>
          </draw:line>
          <draw:line draw:style-name="gr52" draw:text-style-name="P1" draw:layer="layout" svg:x1="18.404cm" svg:y1="9.997cm" svg:x2="17.896cm" svg:y2="11.534cm">
            <text:p/>
          </draw:line>
          <draw:line draw:style-name="gr52" draw:text-style-name="P1" draw:layer="layout" svg:x1="18.404cm" svg:y1="9.997cm" svg:x2="18.912cm" svg:y2="11.534cm">
            <text:p/>
          </draw:line>
        </draw:g>
        <draw:frame draw:style-name="gr5" draw:text-style-name="P1" draw:layer="layout" svg:width="2.927cm" svg:height="2.401cm" svg:x="13.056cm" svg:y="12.246cm">
          <draw:image xlink:href="Pictures/100002010000030C00000280AF65E94B.png" xlink:type="simple" xlink:show="embed" xlink:actuate="onLoad">
            <text:p/>
          </draw:image>
        </draw:frame>
        <draw:frame draw:style-name="gr28" draw:text-style-name="P23" draw:layer="layout" svg:width="2.54cm" svg:height="1.445cm" svg:x="12.822cm" svg:y="10.115cm">
          <draw:text-box>
            <text:p text:style-name="P22"><text:span text:style-name="T11">GPU</text:span></text:p>
            <text:p text:style-name="P22"><text:span text:style-name="T11">direct</text:span></text:p>
          </draw:text-box>
        </draw:frame>
        <draw:line draw:style-name="gr39" draw:text-style-name="P1" draw:layer="layout" svg:x1="7.582cm" svg:y1="6.096cm" svg:x2="23.33cm" svg:y2="6.096cm">
          <text:p/>
        </draw:line>
        <draw:frame draw:style-name="gr28" draw:text-style-name="P23" draw:layer="layout" svg:width="3.556cm" svg:height="0.848cm" svg:x="22.09cm" svg:y="5.08cm">
          <draw:text-box>
            <text:p text:style-name="P22"><text:span text:style-name="T11">Compute</text:span></text:p>
          </draw:text-box>
        </draw:frame>
        <draw:line draw:style-name="gr54" draw:text-style-name="P1" draw:layer="layout" svg:x1="21.844cm" svg:y1="11.838cm" svg:x2="21.844cm" svg:y2="13.97cm">
          <text:p/>
        </draw:line>
        <draw:line draw:style-name="gr54" draw:text-style-name="P1" draw:layer="layout" svg:x1="21.844cm" svg:y1="6.096cm" svg:x2="21.844cm" svg:y2="11.838cm">
          <text:p/>
        </draw:line>
        <draw:line draw:style-name="gr55" draw:text-style-name="P1" draw:layer="layout" svg:x1="21.844cm" svg:y1="4.572cm" svg:x2="21.844cm" svg:y2="6.096cm">
          <text:p/>
        </draw:line>
        <draw:custom-shape draw:style-name="gr56" draw:text-style-name="P24" draw:layer="layout" svg:width="11.938cm" svg:height="1.27cm" svg:x="8.09cm" svg:y="4.572cm">
          <text:p text:style-name="P1"><text:span text:style-name="T12">Data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3" draw:layer="layout" svg:width="2.54cm" svg:height="1.445cm" svg:x="15.956cm" svg:y="10.116cm">
          <draw:text-box>
            <text:p text:style-name="P22"><text:span text:style-name="T11">iSCSI</text:span></text:p>
            <text:p text:style-name="P22"><text:span text:style-name="T11">RDMA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custom-shape draw:style-name="gr57" draw:text-style-name="P8" draw:layer="layout" svg:width="5.08cm" svg:height="3.056cm" svg:x="12.754cm" svg:y="8.12cm">
          <text:p text:style-name="P8"><text:span text:style-name="T13"/></text:p>
          <text:p text:style-name="P8"><text:span text:style-name="T13"/></text:p>
          <text:p text:style-name="P8"><text:span text:style-name="T13"/></text:p>
          <text:p text:style-name="P8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7" draw:layer="layout" svg:width="5.08cm" svg:height="1.27cm" svg:x="12.754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7" draw:layer="layout" svg:width="4.064cm" svg:height="1.27cm" svg:x="13.262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1" draw:layer="layout" svg:width="3.556cm" svg:height="0.848cm" svg:x="13.516cm" svg:y="10.228cm">
          <draw:text-box>
            <text:p text:style-name="P1"><text:span text:style-name="T5">CrailShuffle</text:span></text:p>
          </draw:text-box>
        </draw:frame>
        <draw:polygon draw:style-name="gr58" draw:text-style-name="P1" draw:layer="layout" svg:width="1.183cm" svg:height="1.269cm" draw:transform="rotate (1.5707963267949) translate (13.858cm 10.262cm)" svg:viewBox="0 0 1184 1270" draw:points="1184,0 355,0 0,635 355,1270 1184,1270">
          <text:p/>
        </draw:polygon>
        <draw:frame draw:style-name="gr28" draw:text-style-name="P11" draw:layer="layout" svg:width="5.08cm" svg:height="0.848cm" svg:x="12.754cm" svg:y="11.598cm">
          <draw:text-box>
            <text:p text:style-name="P1"><text:span text:style-name="T5">Crail File System</text:span></text:p>
          </draw:text-box>
        </draw:frame>
        <draw:frame draw:style-name="gr28" draw:text-style-name="P26" draw:layer="layout" svg:width="5.08cm" svg:height="0.848cm" svg:x="12.754cm" svg:y="8.12cm">
          <draw:text-box>
            <text:p text:style-name="P25"><text:span text:style-name="T14">Spark (core)</text:span></text:p>
          </draw:text-box>
        </draw:frame>
        <draw:custom-shape draw:style-name="gr59" draw:text-style-name="P7" draw:layer="layout" svg:width="5.08cm" svg:height="1.062cm" svg:x="12.754cm" svg:y="6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26" draw:layer="layout" svg:width="5.08cm" svg:height="0.848cm" svg:x="12.754cm" svg:y="6.858cm">
          <draw:text-box>
            <text:p text:style-name="P25"><text:span text:style-name="T14">Application</text:span></text:p>
          </draw:text-box>
        </draw:frame>
        <draw:custom-shape draw:style-name="gr53" draw:text-style-name="P1" draw:layer="layout" svg:width="15.294cm" svg:height="6.096cm" svg:x="2.54cm" svg:y="6.604cm">
          <text:p/>
          <draw:enhanced-geometry svg:viewBox="0 0 21600 21600" draw:type="rectangle" draw:enhanced-path="M 0 0 L 21600 0 21600 21600 0 21600 0 0 Z N"/>
        </draw:custom-shape>
        <draw:polygon draw:style-name="gr58" draw:text-style-name="P1" draw:layer="layout" svg:width="1.183cm" svg:height="1.269cm" draw:transform="rotate (1.5707963267949) translate (15.392cm 10.262cm)" svg:viewBox="0 0 1184 1270" draw:points="1184,0 355,0 0,635 355,1270 1184,1270">
          <text:p/>
        </draw:polygon>
        <draw:frame draw:style-name="gr28" draw:text-style-name="P27" draw:layer="layout" svg:width="1.28cm" svg:height="0.806cm" svg:x="13.848cm" svg:y="9.078cm">
          <draw:text-box>
            <text:p text:style-name="P27"><text:span text:style-name="T15">Ser</text:span></text:p>
          </draw:text-box>
        </draw:frame>
        <draw:frame draw:style-name="gr28" draw:text-style-name="P27" draw:layer="layout" svg:width="1.526cm" svg:height="0.806cm" svg:x="15.292cm" svg:y="9.1cm">
          <draw:text-box>
            <text:p text:style-name="P27"><text:span text:style-name="T15">Sort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custom-shape draw:style-name="gr61" draw:text-style-name="P8" draw:layer="Layout" svg:width="9.452cm" svg:height="3.302cm" svg:x="8.382cm" svg:y="7.874cm">
          <text:p text:style-name="P8"><text:span text:style-name="T13"/></text:p>
          <text:p text:style-name="P8"><text:span text:style-name="T13"/></text:p>
          <text:p text:style-name="P8"><text:span text:style-name="T13"/></text:p>
          <text:p text:style-name="P8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7" draw:layer="layout" svg:width="9.452cm" svg:height="1.27cm" svg:x="8.382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7" draw:layer="Layout" svg:width="4.064cm" svg:height="1.27cm" svg:x="13.262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1" draw:layer="layout" svg:width="3.556cm" svg:height="0.848cm" svg:x="13.516cm" svg:y="10.228cm">
          <draw:text-box>
            <text:p text:style-name="P1"><text:span text:style-name="T5">CrailShuffle</text:span></text:p>
          </draw:text-box>
        </draw:frame>
        <draw:polygon draw:style-name="gr63" draw:text-style-name="P1" draw:layer="layout" svg:width="1.183cm" svg:height="1.269cm" draw:transform="rotate (1.5707963267949) translate (13.858cm 10.262cm)" svg:viewBox="0 0 1184 1270" draw:points="1184,0 355,0 0,635 355,1270 1184,1270">
          <text:p/>
        </draw:polygon>
        <draw:frame draw:style-name="gr28" draw:text-style-name="P11" draw:layer="layout" svg:width="9.452cm" svg:height="0.848cm" svg:x="8.382cm" svg:y="11.598cm">
          <draw:text-box>
            <text:p text:style-name="P1"><text:span text:style-name="T5">Crail File System</text:span></text:p>
          </draw:text-box>
        </draw:frame>
        <draw:frame draw:style-name="gr28" draw:text-style-name="P11" draw:layer="layout" svg:width="9.452cm" svg:height="0.848cm" svg:x="8.382cm" svg:y="7.874cm">
          <draw:text-box>
            <text:p text:style-name="P28"><text:span text:style-name="T5">Spark (core)</text:span></text:p>
          </draw:text-box>
        </draw:frame>
        <draw:custom-shape draw:style-name="gr64" draw:text-style-name="P10" draw:layer="Layout" svg:width="2.54cm" svg:height="1.062cm" svg:x="8.382cm" svg:y="6.604cm">
          <text:p text:style-name="P10"><text:span text:style-name="T14">Tera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" draw:layer="Layout" svg:width="17.834cm" svg:height="6.096cm" svg:x="0cm" svg:y="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7" draw:layer="layout" svg:width="4.056cm" svg:height="1.27cm" svg:x="8.89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1" draw:layer="layout" svg:width="4.056cm" svg:height="0.848cm" svg:x="8.89cm" svg:y="10.228cm">
          <draw:text-box>
            <text:p text:style-name="P1"><text:span text:style-name="T5">CrailBroadcast</text:span></text:p>
          </draw:text-box>
        </draw:frame>
        <draw:polygon draw:style-name="gr66" draw:text-style-name="P1" draw:layer="layout" svg:width="1.183cm" svg:height="1.269cm" draw:transform="rotate (1.5707963267949) translate (13.858cm 10.074cm)" svg:viewBox="0 0 1184 1270" draw:points="1184,0 355,0 0,635 355,1270 1184,1270">
          <text:p/>
        </draw:polygon>
        <draw:polygon draw:style-name="gr58" draw:text-style-name="P1" draw:layer="layout" svg:width="0.929cm" svg:height="1.269cm" draw:transform="rotate (1.5707963267949) translate (13.858cm 9.82cm)" svg:viewBox="0 0 930 1270" draw:points="930,0 279,0 0,635 279,1270 930,1270">
          <text:p/>
        </draw:polygon>
        <draw:custom-shape draw:style-name="gr67" draw:text-style-name="P10" draw:layer="layout" svg:width="1.778cm" svg:height="1.062cm" svg:x="11.176cm" svg:y="6.604cm">
          <text:p text:style-name="P10"><text:span text:style-name="T14">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0" draw:layer="layout" svg:width="2.286cm" svg:height="1.062cm" svg:x="15.494cm" svg:y="6.558cm">
          <text:p text:style-name="P10"><text:span text:style-name="T14">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7" draw:layer="layout" svg:width="1.28cm" svg:height="0.806cm" svg:x="13.858cm" svg:y="8.89cm">
          <draw:text-box>
            <text:p text:style-name="P27"><text:span text:style-name="T15">Ser</text:span></text:p>
          </draw:text-box>
        </draw:frame>
        <draw:polygon draw:style-name="gr63" draw:text-style-name="P1" draw:layer="layout" svg:width="1.183cm" svg:height="1.269cm" draw:transform="rotate (1.5707963267949) translate (15.494cm 10.262cm)" svg:viewBox="0 0 1184 1270" draw:points="1184,0 355,0 0,635 355,1270 1184,1270">
          <text:p/>
        </draw:polygon>
        <draw:polygon draw:style-name="gr66" draw:text-style-name="P1" draw:layer="layout" svg:width="1.183cm" svg:height="1.269cm" draw:transform="rotate (1.5707963267949) translate (15.494cm 10.074cm)" svg:viewBox="0 0 1184 1270" draw:points="1184,0 355,0 0,635 355,1270 1184,1270">
          <text:p/>
        </draw:polygon>
        <draw:polygon draw:style-name="gr58" draw:text-style-name="P1" draw:layer="layout" svg:width="0.929cm" svg:height="1.269cm" draw:transform="rotate (1.5707963267949) translate (15.494cm 9.82cm)" svg:viewBox="0 0 930 1270" draw:points="930,0 279,0 0,635 279,1270 930,1270">
          <text:p/>
        </draw:polygon>
        <draw:frame draw:style-name="gr28" draw:text-style-name="P27" draw:layer="layout" svg:width="1.28cm" svg:height="0.806cm" svg:x="15.494cm" svg:y="8.89cm">
          <draw:text-box>
            <text:p text:style-name="P27"><text:span text:style-name="T15">Sor</text:span></text:p>
          </draw:text-box>
        </draw:frame>
        <draw:line draw:style-name="gr69" draw:text-style-name="P1" draw:layer="layout" svg:x1="13.208cm" svg:y1="7.112cm" svg:x2="15.24cm" svg:y2="7.158cm">
          <text:p/>
        </draw:line>
        <draw:polygon draw:style-name="gr63" draw:text-style-name="P1" draw:layer="layout" svg:width="1.183cm" svg:height="1.269cm" draw:transform="rotate (1.5707963267949) translate (10.15cm 10.262cm)" svg:viewBox="0 0 1184 1270" draw:points="1184,0 355,0 0,635 355,1270 1184,1270">
          <text:p/>
        </draw:polygon>
        <draw:polygon draw:style-name="gr66" draw:text-style-name="P1" draw:layer="layout" svg:width="1.183cm" svg:height="1.269cm" draw:transform="rotate (1.5707963267949) translate (10.15cm 10.074cm)" svg:viewBox="0 0 1184 1270" draw:points="1184,0 355,0 0,635 355,1270 1184,1270">
          <text:p/>
        </draw:polygon>
        <draw:polygon draw:style-name="gr58" draw:text-style-name="P1" draw:layer="layout" svg:width="0.929cm" svg:height="1.269cm" draw:transform="rotate (1.5707963267949) translate (10.15cm 9.82cm)" svg:viewBox="0 0 930 1270" draw:points="930,0 279,0 0,635 279,1270 930,1270">
          <text:p/>
        </draw:polygon>
        <draw:frame draw:style-name="gr28" draw:text-style-name="P27" draw:layer="layout" svg:width="1.28cm" svg:height="0.806cm" svg:x="10.15cm" svg:y="8.89cm">
          <draw:text-box>
            <text:p text:style-name="P27"><text:span text:style-name="T15">Ser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>
        <office:forms form:automatic-focus="false" form:apply-design-mode="false"/>
        <draw:custom-shape draw:style-name="gr61" draw:text-style-name="P8" draw:layer="Layout" svg:width="9.452cm" svg:height="3.002cm" svg:x="10.868cm" svg:y="8.494cm">
          <text:p text:style-name="P8"><text:span text:style-name="T13"/></text:p>
          <text:p text:style-name="P8"><text:span text:style-name="T13"/></text:p>
          <text:p text:style-name="P8"><text:span text:style-name="T13"/></text:p>
          <text:p text:style-name="P8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7" draw:layer="Layout" svg:width="9.452cm" svg:height="1.016cm" svg:x="10.868cm" svg:y="11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7" draw:layer="Layout" svg:width="4.064cm" svg:height="0.97cm" svg:x="15.748cm" svg:y="10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1" draw:layer="layout" svg:width="3.556cm" svg:height="0.848cm" svg:x="16.002cm" svg:y="10.648cm">
          <draw:text-box>
            <text:p text:style-name="P1"><text:span text:style-name="T5">CrailShuffle</text:span></text:p>
          </draw:text-box>
        </draw:frame>
        <draw:polygon draw:style-name="gr63" draw:text-style-name="P1" draw:layer="layout" svg:width="1.183cm" svg:height="1.269cm" draw:transform="rotate (1.5707963267949) translate (16.344cm 10.882cm)" svg:viewBox="0 0 1184 1270" draw:points="1184,0 355,0 0,635 355,1270 1184,1270">
          <text:p/>
        </draw:polygon>
        <draw:frame draw:style-name="gr28" draw:text-style-name="P11" draw:layer="layout" svg:width="9.452cm" svg:height="0.848cm" svg:x="10.868cm" svg:y="11.818cm">
          <draw:text-box>
            <text:p text:style-name="P1"><text:span text:style-name="T5">Crail File System</text:span></text:p>
          </draw:text-box>
        </draw:frame>
        <draw:frame draw:style-name="gr28" draw:text-style-name="P11" draw:layer="layout" svg:width="9.452cm" svg:height="0.848cm" svg:x="10.868cm" svg:y="8.494cm">
          <draw:text-box>
            <text:p text:style-name="P28"><text:span text:style-name="T5">Spark (core)</text:span></text:p>
          </draw:text-box>
        </draw:frame>
        <draw:custom-shape draw:style-name="gr64" draw:text-style-name="P10" draw:layer="Layout" svg:width="2.54cm" svg:height="0.973cm" svg:x="10.868cm" svg:y="7.333cm">
          <text:p text:style-name="P10"><text:span text:style-name="T14">Tera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" draw:layer="Layout" svg:width="17.834cm" svg:height="5.476cm" svg:x="2.486cm" svg:y="7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7" draw:layer="Layout" svg:width="4.056cm" svg:height="0.97cm" svg:x="11.376cm" svg:y="10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1" draw:layer="layout" svg:width="4.056cm" svg:height="0.848cm" svg:x="11.376cm" svg:y="10.648cm">
          <draw:text-box>
            <text:p text:style-name="P1"><text:span text:style-name="T5">CrailBroadcast</text:span></text:p>
          </draw:text-box>
        </draw:frame>
        <draw:polygon draw:style-name="gr66" draw:text-style-name="P1" draw:layer="layout" svg:width="1.183cm" svg:height="1.269cm" draw:transform="rotate (1.5707963267949) translate (16.344cm 10.694cm)" svg:viewBox="0 0 1184 1270" draw:points="1184,0 355,0 0,635 355,1270 1184,1270">
          <text:p/>
        </draw:polygon>
        <draw:polygon draw:style-name="gr58" draw:text-style-name="P1" draw:layer="layout" svg:width="0.929cm" svg:height="1.269cm" draw:transform="rotate (1.5707963267949) translate (16.344cm 10.44cm)" svg:viewBox="0 0 930 1270" draw:points="930,0 279,0 0,635 279,1270 930,1270">
          <text:p/>
        </draw:polygon>
        <draw:custom-shape draw:style-name="gr70" draw:text-style-name="P10" draw:layer="Layout" svg:width="1.778cm" svg:height="0.973cm" svg:x="13.662cm" svg:y="7.333cm">
          <text:p text:style-name="P10"><text:span text:style-name="T14">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0" draw:layer="Layout" svg:width="2.286cm" svg:height="0.973cm" svg:x="17.98cm" svg:y="7.29cm">
          <text:p text:style-name="P10"><text:span text:style-name="T14">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7" draw:layer="layout" svg:width="1.28cm" svg:height="0.806cm" svg:x="16.344cm" svg:y="9.51cm">
          <draw:text-box>
            <text:p text:style-name="P27"><text:span text:style-name="T15">Ser</text:span></text:p>
          </draw:text-box>
        </draw:frame>
        <draw:polygon draw:style-name="gr63" draw:text-style-name="P1" draw:layer="layout" svg:width="1.183cm" svg:height="1.269cm" draw:transform="rotate (1.5707963267949) translate (17.98cm 10.882cm)" svg:viewBox="0 0 1184 1270" draw:points="1184,0 355,0 0,635 355,1270 1184,1270">
          <text:p/>
        </draw:polygon>
        <draw:polygon draw:style-name="gr66" draw:text-style-name="P1" draw:layer="layout" svg:width="1.183cm" svg:height="1.269cm" draw:transform="rotate (1.5707963267949) translate (17.98cm 10.694cm)" svg:viewBox="0 0 1184 1270" draw:points="1184,0 355,0 0,635 355,1270 1184,1270">
          <text:p/>
        </draw:polygon>
        <draw:polygon draw:style-name="gr58" draw:text-style-name="P1" draw:layer="layout" svg:width="0.929cm" svg:height="1.269cm" draw:transform="rotate (1.5707963267949) translate (17.98cm 10.44cm)" svg:viewBox="0 0 930 1270" draw:points="930,0 279,0 0,635 279,1270 930,1270">
          <text:p/>
        </draw:polygon>
        <draw:frame draw:style-name="gr28" draw:text-style-name="P27" draw:layer="layout" svg:width="1.28cm" svg:height="0.806cm" svg:x="17.98cm" svg:y="9.51cm">
          <draw:text-box>
            <text:p text:style-name="P27"><text:span text:style-name="T15">Sor</text:span></text:p>
          </draw:text-box>
        </draw:frame>
        <draw:line draw:style-name="gr69" draw:text-style-name="P1" draw:layer="layout" svg:x1="15.694cm" svg:y1="7.752cm" svg:x2="17.726cm" svg:y2="7.798cm">
          <text:p/>
        </draw:line>
        <draw:polygon draw:style-name="gr63" draw:text-style-name="P1" draw:layer="layout" svg:width="1.183cm" svg:height="1.269cm" draw:transform="rotate (1.5707963267949) translate (12.636cm 10.882cm)" svg:viewBox="0 0 1184 1270" draw:points="1184,0 355,0 0,635 355,1270 1184,1270">
          <text:p/>
        </draw:polygon>
        <draw:polygon draw:style-name="gr66" draw:text-style-name="P1" draw:layer="layout" svg:width="1.183cm" svg:height="1.269cm" draw:transform="rotate (1.5707963267949) translate (12.636cm 10.694cm)" svg:viewBox="0 0 1184 1270" draw:points="1184,0 355,0 0,635 355,1270 1184,1270">
          <text:p/>
        </draw:polygon>
        <draw:polygon draw:style-name="gr58" draw:text-style-name="P1" draw:layer="layout" svg:width="0.929cm" svg:height="1.269cm" draw:transform="rotate (1.5707963267949) translate (12.636cm 10.44cm)" svg:viewBox="0 0 930 1270" draw:points="930,0 279,0 0,635 279,1270 930,1270">
          <text:p/>
        </draw:polygon>
        <draw:frame draw:style-name="gr28" draw:text-style-name="P27" draw:layer="layout" svg:width="1.28cm" svg:height="0.806cm" svg:x="12.636cm" svg:y="9.51cm">
          <draw:text-box>
            <text:p text:style-name="P27"><text:span text:style-name="T15">Ser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custom-shape draw:style-name="gr72" draw:text-style-name="P1" draw:layer="layout" svg:width="2.25cm" svg:height="2.286cm" svg:x="13.36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29" draw:layer="layout" svg:width="4.167cm" svg:height="0.996cm" svg:x="8.423cm" svg:y="4.702cm">
          <draw:text-box>
            <text:p text:style-name="P22"><text:span text:style-name="T9">Map</text:span></text:p>
          </draw:text-box>
        </draw:frame>
        <draw:frame draw:style-name="gr74" draw:text-style-name="P19" draw:layer="layout" svg:width="2.266cm" svg:height="0.947cm" svg:x="6.057cm" svg:y="4.702cm">
          <draw:text-box>
            <text:p text:style-name="P1"><text:span text:style-name="T9">Cores</text:span></text:p>
          </draw:text-box>
        </draw:frame>
        <draw:frame draw:style-name="gr74" draw:text-style-name="P19" draw:layer="layout" svg:width="4.741cm" svg:height="0.947cm" svg:x="11.844cm" svg:y="4.702cm">
          <draw:text-box>
            <text:p text:style-name="P1"><text:span text:style-name="T9">Crail</text:span></text:p>
          </draw:text-box>
        </draw:frame>
        <draw:frame draw:style-name="gr74" draw:text-style-name="P19" draw:layer="layout" svg:width="4.421cm" svg:height="0.947cm" svg:x="16.362cm" svg:y="4.702cm">
          <draw:text-box>
            <text:p text:style-name="P1"><text:span text:style-name="T9">Reduce</text:span></text:p>
          </draw:text-box>
        </draw:frame>
        <draw:custom-shape draw:name="Rectangle 19" draw:style-name="gr75" draw:text-style-name="P17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75" draw:text-style-name="P17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76" draw:text-style-name="P1" draw:layer="layout" svg:x1="10.496cm" svg:y1="6.588cm" svg:x2="11.132cm" svg:y2="6.588cm">
          <text:p/>
        </draw:line>
        <draw:custom-shape draw:name="Rectangle 19" draw:style-name="gr77" draw:text-style-name="P17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77" draw:text-style-name="P17" draw:layer="layout" svg:width="0.711cm" svg:height="1.389cm" svg:x="8.726cm" svg:y="7.658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7" draw:text-style-name="P17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76" draw:text-style-name="P1" draw:layer="layout" svg:x1="10.496cm" svg:y1="8.385cm" svg:x2="11.132cm" svg:y2="8.385cm">
          <text:p/>
        </draw:line>
        <draw:custom-shape draw:name="Rectangle 19" draw:style-name="gr78" draw:text-style-name="P17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17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8" draw:text-style-name="P17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76" draw:text-style-name="P1" draw:layer="layout" svg:x1="10.496cm" svg:y1="11.143cm" svg:x2="11.132cm" svg:y2="11.143cm">
          <text:p/>
        </draw:line>
        <draw:custom-shape draw:style-name="gr79" draw:text-style-name="P1" draw:layer="layout" svg:width="1.273cm" svg:height="0.637cm" svg:x="13.623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5" draw:text-style-name="P1" draw:layer="layout" svg:width="1.273cm" svg:height="0.637cm" svg:x="13.835cm" svg:y="6.2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0" draw:text-style-name="P1" draw:layer="layout" svg:width="1.274cm" svg:height="0.636cm" svg:x="14.047cm" svg:y="6.69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9" draw:text-style-name="P1" draw:layer="layout" svg:width="1.273cm" svg:height="0.635cm" svg:x="13.623cm" svg:y="7.67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5" draw:text-style-name="P1" draw:layer="layout" svg:width="1.273cm" svg:height="0.634cm" svg:x="13.835cm" svg:y="8.12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0" draw:text-style-name="P1" draw:layer="layout" svg:width="1.274cm" svg:height="0.637cm" svg:x="14.047cm" svg:y="8.54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79" draw:text-style-name="P1" draw:layer="layout" svg:width="1.273cm" svg:height="0.637cm" svg:x="13.623cm" svg:y="10.3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5" draw:text-style-name="P1" draw:layer="layout" svg:width="1.273cm" svg:height="0.636cm" svg:x="13.836cm" svg:y="10.7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80" draw:text-style-name="P1" draw:layer="layout" svg:width="1.275cm" svg:height="0.635cm" svg:x="14.047cm" svg:y="11.2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81" draw:text-style-name="P1" draw:layer="layout" svg:width="1.697cm" svg:height="1.144cm" svg:x="15.816cm" svg:y="5.9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1" draw:text-style-name="P1" draw:layer="layout" svg:width="1.697cm" svg:height="1.145cm" svg:x="15.817cm" svg:y="7.8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1" draw:text-style-name="P1" draw:layer="layout" svg:width="1.697cm" svg:height="1.146cm" svg:x="15.818cm" svg:y="10.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3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45" draw:text-style-name="P1" draw:layer="layout" svg:x1="11.98cm" svg:y1="6.604cm" svg:x2="13.623cm" svg:y2="6.096cm">
          <text:p/>
        </draw:line>
        <draw:line draw:style-name="gr45" draw:text-style-name="P1" draw:layer="layout" svg:x1="11.98cm" svg:y1="6.604cm" svg:x2="13.623cm" svg:y2="7.874cm">
          <text:p/>
        </draw:line>
        <draw:line draw:style-name="gr45" draw:text-style-name="P1" draw:layer="layout" svg:x1="11.981cm" svg:y1="6.604cm" svg:x2="13.623cm" svg:y2="10.668cm">
          <text:p/>
        </draw:line>
        <draw:line draw:style-name="gr45" draw:text-style-name="P1" draw:layer="layout" svg:x1="11.983cm" svg:y1="8.208cm" svg:x2="13.835cm" svg:y2="6.604cm">
          <text:p/>
        </draw:line>
        <draw:line draw:style-name="gr45" draw:text-style-name="P1" draw:layer="layout" svg:x1="11.983cm" svg:y1="8.308cm" svg:x2="13.835cm" svg:y2="8.482cm">
          <text:p/>
        </draw:line>
        <draw:line draw:style-name="gr45" draw:text-style-name="P1" draw:layer="layout" svg:x1="11.983cm" svg:y1="8.308cm" svg:x2="13.836cm" svg:y2="11.276cm">
          <text:p/>
        </draw:line>
        <draw:line draw:style-name="gr45" draw:text-style-name="P1" draw:layer="layout" svg:x1="11.984cm" svg:y1="11.009cm" svg:x2="14.047cm" svg:y2="11.53cm">
          <text:p/>
        </draw:line>
        <draw:line draw:style-name="gr45" draw:text-style-name="P1" draw:layer="layout" svg:x1="11.985cm" svg:y1="11.01cm" svg:x2="14.047cm" svg:y2="8.99cm">
          <text:p/>
        </draw:line>
        <draw:line draw:style-name="gr45" draw:text-style-name="P1" draw:layer="layout" svg:x1="11.985cm" svg:y1="10.91cm" svg:x2="14.047cm" svg:y2="7.112cm">
          <text:p/>
        </draw:line>
        <draw:custom-shape draw:style-name="gr82" draw:text-style-name="P1" draw:layer="layout" svg:width="1.274cm" svg:height="1.292cm" svg:x="17.8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2" draw:text-style-name="P1" draw:layer="layout" svg:width="1.274cm" svg:height="1.292cm" svg:x="17.8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2" draw:text-style-name="P1" draw:layer="layout" svg:width="1.274cm" svg:height="1.292cm" svg:x="17.8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76" draw:text-style-name="P1" draw:layer="layout" svg:x1="9.05cm" svg:y1="11.43cm" svg:x2="9.304cm" svg:y2="12.446cm">
          <text:p/>
        </draw:line>
        <draw:frame draw:style-name="gr73" draw:text-style-name="P29" draw:layer="layout" svg:width="1.778cm" svg:height="0.996cm" svg:x="8.796cm" svg:y="12.4cm">
          <draw:text-box>
            <text:p text:style-name="P22"><text:span text:style-name="T9">Task</text:span></text:p>
          </draw:text-box>
        </draw:frame>
        <draw:line draw:style-name="gr76" draw:text-style-name="P1" draw:layer="layout" svg:x1="14.384cm" svg:y1="11.684cm" svg:x2="13.006cm" svg:y2="12.4cm">
          <text:p/>
        </draw:line>
        <draw:frame draw:style-name="gr73" draw:text-style-name="P29" draw:layer="layout" svg:width="1.778cm" svg:height="0.996cm" svg:x="11.798cm" svg:y="12.4cm">
          <draw:text-box>
            <text:p text:style-name="P22"><text:span text:style-name="T9">File</text:span></text:p>
          </draw:text-box>
        </draw:frame>
        <draw:frame draw:style-name="gr73" draw:text-style-name="P19" draw:layer="layout" svg:width="3.302cm" svg:height="0.996cm" svg:x="13.206cm" svg:y="12.4cm">
          <draw:text-box>
            <text:p text:style-name="P1"><text:span text:style-name="T9">Directory</text:span></text:p>
          </draw:text-box>
        </draw:frame>
        <draw:custom-shape draw:style-name="gr53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75" draw:text-style-name="P17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73" draw:text-style-name="P29" draw:layer="layout" svg:width="4.826cm" svg:height="0.996cm" svg:x="16.394cm" svg:y="12.4cm">
          <draw:text-box>
            <text:p text:style-name="P22"><text:span text:style-name="T9">Sorted key range</text:span></text:p>
          </draw:text-box>
        </draw:frame>
        <draw:line draw:style-name="gr76" draw:text-style-name="P1" draw:layer="layout" svg:x1="18.394cm" svg:y1="11.176cm" svg:x2="18.902cm" svg:y2="12.446cm">
          <text:p/>
        </draw:line>
        <draw:line draw:style-name="gr76" draw:text-style-name="P1" draw:layer="layout" svg:x1="15.146cm" svg:y1="11.938cm" svg:x2="15.4cm" svg:y2="12.4cm">
          <text:p/>
        </draw:line>
        <draw:frame draw:style-name="gr5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draw:style-name="gr73" draw:text-style-name="P29" draw:layer="layout" svg:width="4.167cm" svg:height="0.996cm" svg:x="8.423cm" svg:y="4.702cm">
          <draw:text-box>
            <text:p text:style-name="P22"><text:span text:style-name="T9">Map</text:span></text:p>
          </draw:text-box>
        </draw:frame>
        <draw:frame draw:style-name="gr74" draw:text-style-name="P19" draw:layer="layout" svg:width="2.266cm" svg:height="0.947cm" svg:x="6.057cm" svg:y="4.702cm">
          <draw:text-box>
            <text:p text:style-name="P1"><text:span text:style-name="T9">Cores</text:span></text:p>
          </draw:text-box>
        </draw:frame>
        <draw:frame draw:style-name="gr74" draw:text-style-name="P19" draw:layer="layout" svg:width="4.421cm" svg:height="0.947cm" svg:x="13.162cm" svg:y="4.702cm">
          <draw:text-box>
            <text:p text:style-name="P1"><text:span text:style-name="T9">Reduce</text:span></text:p>
          </draw:text-box>
        </draw:frame>
        <draw:custom-shape draw:name="Rectangle 19" draw:style-name="gr75" draw:text-style-name="P17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75" draw:text-style-name="P17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76" draw:text-style-name="P1" draw:layer="layout" svg:x1="10.496cm" svg:y1="6.588cm" svg:x2="11.132cm" svg:y2="6.588cm">
          <text:p/>
        </draw:line>
        <draw:custom-shape draw:name="Rectangle 19" draw:style-name="gr77" draw:text-style-name="P17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77" draw:text-style-name="P17" draw:layer="layout" svg:width="0.711cm" svg:height="1.389cm" svg:x="8.726cm" svg:y="7.658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7" draw:text-style-name="P17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76" draw:text-style-name="P1" draw:layer="layout" svg:x1="10.496cm" svg:y1="8.385cm" svg:x2="11.132cm" svg:y2="8.385cm">
          <text:p/>
        </draw:line>
        <draw:custom-shape draw:name="Rectangle 19" draw:style-name="gr78" draw:text-style-name="P17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17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8" draw:text-style-name="P17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76" draw:text-style-name="P1" draw:layer="layout" svg:x1="10.496cm" svg:y1="11.143cm" svg:x2="11.132cm" svg:y2="11.143cm">
          <text:p/>
        </draw:line>
        <draw:custom-shape draw:style-name="gr53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45" draw:text-style-name="P1" draw:layer="layout" svg:x1="11.98cm" svg:y1="6.604cm" svg:x2="14.047cm" svg:y2="6.096cm">
          <text:p/>
        </draw:line>
        <draw:line draw:style-name="gr45" draw:text-style-name="P1" draw:layer="layout" svg:x1="11.98cm" svg:y1="6.604cm" svg:x2="14.047cm" svg:y2="8.201cm">
          <text:p/>
        </draw:line>
        <draw:line draw:style-name="gr45" draw:text-style-name="P1" draw:layer="layout" svg:x1="11.981cm" svg:y1="6.604cm" svg:x2="14.047cm" svg:y2="10.91cm">
          <text:p/>
        </draw:line>
        <draw:line draw:style-name="gr45" draw:text-style-name="P1" draw:layer="layout" svg:x1="11.983cm" svg:y1="8.208cm" svg:x2="14.047cm" svg:y2="6.604cm">
          <text:p/>
        </draw:line>
        <draw:line draw:style-name="gr45" draw:text-style-name="P1" draw:layer="layout" svg:x1="11.983cm" svg:y1="8.308cm" svg:x2="14.047cm" svg:y2="8.501cm">
          <text:p/>
        </draw:line>
        <draw:line draw:style-name="gr45" draw:text-style-name="P1" draw:layer="layout" svg:x1="11.983cm" svg:y1="8.308cm" svg:x2="14.047cm" svg:y2="11.176cm">
          <text:p/>
        </draw:line>
        <draw:line draw:style-name="gr45" draw:text-style-name="P1" draw:layer="layout" svg:x1="11.984cm" svg:y1="11.009cm" svg:x2="14.047cm" svg:y2="11.43cm">
          <text:p/>
        </draw:line>
        <draw:line draw:style-name="gr45" draw:text-style-name="P1" draw:layer="layout" svg:x1="11.985cm" svg:y1="11.01cm" svg:x2="14.047cm" svg:y2="8.99cm">
          <text:p/>
        </draw:line>
        <draw:line draw:style-name="gr45" draw:text-style-name="P1" draw:layer="layout" svg:x1="11.985cm" svg:y1="10.91cm" svg:x2="14.047cm" svg:y2="7.112cm">
          <text:p/>
        </draw:line>
        <draw:custom-shape draw:style-name="gr82" draw:text-style-name="P1" draw:layer="layout" svg:width="1.274cm" svg:height="1.292cm" svg:x="20.3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2" draw:text-style-name="P1" draw:layer="layout" svg:width="1.274cm" svg:height="1.292cm" svg:x="20.3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2" draw:text-style-name="P1" draw:layer="layout" svg:width="1.274cm" svg:height="1.292cm" svg:x="20.3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3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75" draw:text-style-name="P17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73" draw:text-style-name="P29" draw:layer="layout" svg:width="4.826cm" svg:height="0.996cm" svg:x="18.894cm" svg:y="12.4cm">
          <draw:text-box>
            <text:p text:style-name="P22"><text:span text:style-name="T9">Sorted key range</text:span></text:p>
          </draw:text-box>
        </draw:frame>
        <draw:line draw:style-name="gr76" draw:text-style-name="P1" draw:layer="layout" svg:x1="20.894cm" svg:y1="11.176cm" svg:x2="21.402cm" svg:y2="12.446cm">
          <text:p/>
        </draw:line>
        <draw:frame draw:style-name="gr5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draw:custom-shape draw:name="Rectangle 19" draw:style-name="gr83" draw:text-style-name="P17" draw:layer="layout" svg:width="3.225cm" svg:height="1.391cm" svg:x="14.047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83" draw:text-style-name="P17" draw:layer="layout" svg:width="3.225cm" svg:height="1.389cm" svg:x="14.047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83" draw:text-style-name="P17" draw:layer="layout" svg:width="3.225cm" svg:height="1.39cm" svg:x="14.047cm" svg:y="10.3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2cm" fo:line-height="90%" fo:text-align="start" fo:text-indent="0cm" style:punctuation-wrap="hanging" style:writing-mode="lr-tb"/>
      <style:text-properties fo:font-variant="normal" fo:text-transform="none" fo:color="#4d4d4d" style:text-outline="false" style:text-line-through-style="none" style:text-line-through-type="none" style:text-position="0% 100%" style:font-name="Arial1" fo:font-family="Arial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587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3.5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93cm" fo:line-height="100%" fo:text-align="start" fo:text-indent="0cm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66" style:text-outline="false" style:text-line-through-style="none" style:text-line-through-type="none" style:text-position="0% 100%" style:font-name="Arial1" fo:font-family="Arial" fo:font-size="30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8">
      <style:graphic-properties draw:stroke="none" svg:stroke-width="0cm" draw:fill="none" draw:textarea-vertical-align="top" draw:auto-grow-height="true" draw:fit-to-size="false" fo:min-height="0.587cm" fo:padding-top="0.125cm" fo:padding-bottom="0.125cm" fo:padding-left="0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3.836cm"/>
        </style:tab-stops>
      </style:paragraph-properties>
      <style:text-properties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.5pt" style:font-size-asian="14pt" style:font-size-complex="14pt" fo:hyphenate="false"/>
    </style:style>
    <style:style style:name="MP16" style:family="paragraph">
      <style:paragraph-properties fo:text-align="start" style:font-independent-line-spacing="true"/>
      <style:text-properties fo:font-size="7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MT3" style:family="text">
      <style:text-properties fo:font-variant="normal" fo:text-transform="none" fo:color="#00649d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4" style:family="text">
      <style:text-properties fo:font-variant="normal" fo:text-transform="none" fo:color="#4d4d4d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d4d4d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d4d4d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•">
        <style:list-level-properties text:space-before="4.508cm" text:min-label-width="0.634cm"/>
        <style:text-properties fo:font-family="Arial" style:font-family-generic="swiss" fo:color="#4d4d4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616cm" svg:height="2.149cm" svg:x="24.384cm" svg:y="0cm">
        <draw:image xlink:href="Pictures/10000000000000D90000008116DDAC14.gif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11" draw:style-name="Mgr4" draw:text-style-name="MP5" draw:layer="backgroundobjects" svg:width="1.289cm" svg:height="1.314cm" svg:x="4.327cm" svg:y="19.453cm">
        <draw:image xlink:href="Pictures/10000201000000650000004E65B013D9.png" xlink:type="simple" xlink:show="embed" xlink:actuate="onLoad">
          <text:p/>
        </draw:image>
      </draw:frame>
      <draw:frame draw:name="Picture 12" draw:style-name="Mgr4" draw:text-style-name="MP5" draw:layer="backgroundobjects" svg:width="2.629cm" svg:height="0.76cm" svg:x="1.026cm" svg:y="19.833cm">
        <draw:image xlink:href="Pictures/10000201000000CF0000002DF0916B15.png" xlink:type="simple" xlink:show="embed" xlink:actuate="onLoad">
          <text:p/>
        </draw:image>
      </draw:frame>
      <draw:frame draw:name="Picture 13" draw:style-name="Mgr4" draw:text-style-name="MP5" draw:layer="backgroundobjects" svg:width="3.841cm" svg:height="0.536cm" svg:x="6.4cm" svg:y="19.891cm">
        <draw:image xlink:href="Pictures/100002010000012E000000205209C827.png" xlink:type="simple" xlink:show="embed" xlink:actuate="onLoad">
          <text:p/>
        </draw:image>
      </draw:frame>
      <draw:custom-shape draw:name="TextBox 9" draw:style-name="Mgr5" draw:text-style-name="MP7" draw:layer="backgroundobjects" svg:width="3.438cm" svg:height="0.837cm" svg:x="12.754cm" svg:y="19.735cm">
        <text:p text:style-name="MP6"><text:span text:style-name="MT2">#ibmed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6.046cm" svg:height="2.759cm" svg:x="1.027cm" svg:y="0.239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5" draw:text-style-name="MP14" draw:layer="backgroundobjects" svg:width="26.046cm" svg:height="15.907cm" svg:x="1.027cm" svg:y="3.192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476cm" svg:height="0.938cm" svg:x="26.346cm" svg:y="20.021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21.823cm" svg:height="13.021cm" svg:x="0.662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12:58:57.260787196</meta:creation-date>
    <dc:date>2017-01-05T15:30:34.401500781</dc:date>
    <meta:editing-duration>P1DT4H48M53S</meta:editing-duration>
    <meta:editing-cycles>554</meta:editing-cycles>
    <meta:generator>LibreOffice/4.2.8.2$Linux_X86_64 LibreOffice_project/420m0$Build-2</meta:generator>
    <meta:document-statistic meta:object-count="403"/>
  </office:meta>
</office:document-meta>
</file>